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c19e" officeooo:paragraph-rsid="001ac19e"/>
    </style:style>
    <style:style style:name="P2" style:family="paragraph" style:parent-style-name="Standard">
      <style:text-properties officeooo:rsid="001c3bf3" officeooo:paragraph-rsid="001c3bf3"/>
    </style:style>
    <style:style style:name="P3" style:family="paragraph" style:parent-style-name="Standard" style:list-style-name="L1">
      <style:text-properties officeooo:rsid="001c3bf3" officeooo:paragraph-rsid="001c3bf3"/>
    </style:style>
    <style:style style:name="P4" style:family="paragraph" style:parent-style-name="Standard">
      <style:text-properties fo:font-weight="bold" officeooo:rsid="001ac19e" officeooo:paragraph-rsid="001ac19e" style:font-weight-asian="bold" style:font-weight-complex="bold"/>
    </style:style>
    <style:style style:name="T1" style:family="text">
      <style:text-properties officeooo:rsid="001c3bf3"/>
    </style:style>
    <style:style style:name="T2" style:family="text">
      <style:text-properties officeooo:rsid="001c4f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o Jogo Aedes</text:p>
      <text:p text:style-name="P1"/>
      <text:p text:style-name="P1">O j<text:span text:style-name="T2">o</text:span>go Aedes é um jogo educativo para ajudar alunos a entender o ambiente de proliferação do Aedes, quais doenças ele pode tr<text:span text:style-name="T1">a</text:span>nsmitir, e como prevenir.</text:p>
      <text:p text:style-name="P1"/>
      <text:p text:style-name="P2">O aplicativo é dividido em 4 modulos:</text:p>
      <text:p text:style-name="P2"/>
      <text:list xml:id="list3894159900" text:style-name="L1">
        <text:list-item>
          <text:p text:style-name="P3">Informativo: apresenta conteúdo sobre o Aedes, destacando as principais doenças transmitidas e as ações de prevenção.</text:p>
        </text:list-item>
        <text:list-item>
          <text:p text:style-name="P3">Apresentação: tr<text:span text:style-name="T2">a</text:span>z estatisticas reais do impacto da proliferação das doenças transmitidas pelo Aedes, e convida o jogador para resolver desafios semelhantes aos encontrados no dia-a-dia.</text:p>
        </text:list-item>
        <text:list-item>
          <text:p text:style-name="P3">GPS: guia o jogador por uma cidade com problemas de prevenção. Mostra lugares onde existe foco do Aedes.</text:p>
        </text:list-item>
        <text:list-item>
          <text:p text:style-name="P3">Quiz: para testar o aprendizado do jogador, o modulo de quiz contém algumas questões relacionada ao conteúdo e aos problemas resolvidos.</text:p>
        </text:list-item>
      </text:list>
      <text:p text:style-name="P2"/>
      <text:p text:style-name="P2">Dentro do modulo de GPS existe duas cenas, uma com imagens de problemas encontrados no dia-a-dia onde o jogador deve procurar a imagem que resolve o problema da cena, e outra com jogo dos 6 erros onde o jogador deve identificar <text:span text:style-name="T2">os</text:span> erro<text:span text:style-name="T2">s</text:span>.</text:p>
      <text:p text:style-name="P2"/>
      <text:p text:style-name="P2">As respostas do Quiz ficam armazenadas numa base de dados <text:span text:style-name="T2">online,</text:span> para analise pelo professor. El<text:span text:style-name="T2">e</text:span>s podem ser uteis para entender a efetividade do jogo <text:span text:style-name="T2">n</text:span>o entendimento do conteúdo a partir do game.</text:p>
      <text:p text:style-name="P2"/>
      <text:p text:style-name="P2">O jogo foi desenvolvido utilizando a linguagem JavaScript e o empacotador híbrido Cordova. <text:span text:style-name="T2">Ele se encontra disponível apenas na versão Andro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2:20:22.623076755</meta:creation-date>
    <dc:date>2019-02-16T12:57:12.353301738</dc:date>
    <meta:editing-duration>PT4M53S</meta:editing-duration>
    <meta:editing-cycles>2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10" meta:word-count="218" meta:character-count="1339" meta:non-whitespace-character-count="1135"/>
  </office:meta>
</office:document-meta>
</file>